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589ac" officeooo:paragraph-rsid="000589ac"/>
    </style:style>
    <style:style style:name="P2" style:family="paragraph" style:parent-style-name="Standard">
      <style:paragraph-properties fo:line-height="115%"/>
      <style:text-properties officeooo:rsid="000589ac" officeooo:paragraph-rsid="00063cf3"/>
    </style:style>
    <style:style style:name="P3" style:family="paragraph" style:parent-style-name="Standard">
      <style:paragraph-properties fo:line-height="115%"/>
      <style:text-properties officeooo:rsid="000589ac" officeooo:paragraph-rsid="00079eaf"/>
    </style:style>
    <style:style style:name="P4" style:family="paragraph" style:parent-style-name="Standard">
      <style:paragraph-properties fo:line-height="115%"/>
      <style:text-properties officeooo:rsid="000589ac" officeooo:paragraph-rsid="0007e82c"/>
    </style:style>
    <style:style style:name="P5" style:family="paragraph" style:parent-style-name="Standard">
      <style:paragraph-properties fo:line-height="115%"/>
      <style:text-properties officeooo:rsid="000589ac" officeooo:paragraph-rsid="00096abf"/>
    </style:style>
    <style:style style:name="P6" style:family="paragraph" style:parent-style-name="Standard">
      <style:paragraph-properties fo:line-height="115%"/>
      <style:text-properties officeooo:rsid="00063cf3" officeooo:paragraph-rsid="00063cf3"/>
    </style:style>
    <style:style style:name="P7" style:family="paragraph" style:parent-style-name="Standard">
      <style:paragraph-properties fo:line-height="115%"/>
      <style:text-properties officeooo:rsid="00079eaf" officeooo:paragraph-rsid="00063cf3"/>
    </style:style>
    <style:style style:name="P8" style:family="paragraph" style:parent-style-name="Standard">
      <style:paragraph-properties fo:line-height="115%"/>
      <style:text-properties fo:font-weight="bold" officeooo:rsid="00079eaf" officeooo:paragraph-rsid="00079eaf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bold" officeooo:rsid="0007e82c" officeooo:paragraph-rsid="0007e82c" style:font-weight-asian="bold" style:font-weight-complex="bold"/>
    </style:style>
    <style:style style:name="P10" style:family="paragraph" style:parent-style-name="Standard">
      <style:paragraph-properties fo:line-height="115%"/>
      <style:text-properties officeooo:rsid="0007e82c" officeooo:paragraph-rsid="0007e82c"/>
    </style:style>
    <style:style style:name="P11" style:family="paragraph" style:parent-style-name="Standard">
      <style:paragraph-properties fo:line-height="115%"/>
      <style:text-properties fo:font-style="italic" officeooo:rsid="00096abf" officeooo:paragraph-rsid="00096abf" style:font-style-asian="italic" style:font-style-complex="italic"/>
    </style:style>
    <style:style style:name="T1" style:family="text">
      <style:text-properties officeooo:rsid="00063c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cf3" style:font-weight-asian="bold" style:font-weight-complex="bold"/>
    </style:style>
    <style:style style:name="T4" style:family="text">
      <style:text-properties fo:font-weight="bold" officeooo:rsid="0010aa2c" style:font-weight-asian="bold" style:font-weight-complex="bold"/>
    </style:style>
    <style:style style:name="T5" style:family="text">
      <style:text-properties fo:font-weight="bold" officeooo:rsid="00069d4b" style:font-weight-asian="bold" style:font-weight-complex="bold"/>
    </style:style>
    <style:style style:name="T6" style:family="text">
      <style:text-properties fo:font-weight="bold" officeooo:rsid="00096abf" style:font-weight-asian="bold" style:font-weight-complex="bold"/>
    </style:style>
    <style:style style:name="T7" style:family="text">
      <style:text-properties officeooo:rsid="0010aa2c"/>
    </style:style>
    <style:style style:name="T8" style:family="text">
      <style:text-properties officeooo:rsid="0007e82c"/>
    </style:style>
    <style:style style:name="T9" style:family="text">
      <style:text-properties fo:font-weight="normal" officeooo:rsid="00096abf" style:font-weight-asian="normal" style:font-weight-complex="normal"/>
    </style:style>
    <style:style style:name="T10" style:family="text">
      <style:text-properties fo:font-weight="normal" officeooo:rsid="0010aa2c" style:font-weight-asian="normal" style:font-weight-complex="normal"/>
    </style:style>
    <style:style style:name="T11" style:family="text">
      <style:text-properties officeooo:rsid="000a2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Titres : <text:s/>« HACKERS » <text:span text:style-name="T11">(?)</text:span></text:p>
      <text:p text:style-name="P2"/>
      <text:p text:style-name="P8">Niveau 1 : Briefing de mission</text:p>
      <text:p text:style-name="P1"/>
      <text:p text:style-name="P2"><text:span text:style-name="T3">Morg</text:span><text:span text:style-name="T5">e</text:span><text:span text:style-name="T3">nsoul*</text:span>– Tu es prête ?</text:p>
      <text:p text:style-name="P2"><text:span text:style-name="T4">Cilliannelle Crittefigiée</text:span><text:span text:style-name="T7"> </text:span>– Je suis toujours prête.</text:p>
      <text:p text:style-name="P2"><text:span text:style-name="T3">Morgensoul*</text:span>– Quoi qu’il en soit, tu nous a juré de l’être. Et tu n’as pas le droit à l’erreur.</text:p>
      <text:p text:style-name="P2"><text:span text:style-name="T4">Cilliannelle Crittefigiée</text:span><text:span text:style-name="T7"> </text:span>– Et vous ? Que se passera-t-il si la CRIM vous repère lors du hack ?</text:p>
      <text:p text:style-name="P2"><text:span text:style-name="T3">Morgensoul*</text:span>– Si la CRIM repère quelqu’un, ce sera toi. L’organisation ne se tourne pas les pouce<text:span text:style-name="T1">s</text:span> pendant les baptême du pare-feu des nouveaux, ni lors des hacks. Ta connexion ne sera pas traçable.</text:p>
      <text:p text:style-name="P2"><text:span text:style-name="T4">Cilliannelle Crittefigiée</text:span><text:span text:style-name="T7"> </text:span>– Et moi, qu’est ce que je risque ?</text:p>
      <text:p text:style-name="P2"><text:span text:style-name="T3">Morgensoul*</text:span>– Ne pose pas de question <text:s/>stupides. <text:span text:style-name="T1">S’ils choppent ton identifiant, tu perds tout.</text:span></text:p>
      <text:p text:style-name="P2"><text:span text:style-name="T4">Cilliannelle Crittefigiée </text:span>– C’est un risque que vous prenez tous, les Hackers, je suis fière de le prendre aussi.</text:p>
      <text:p text:style-name="P2"><text:span text:style-name="T3">Morgensoul*</text:span>– Arrête avec ça. Si tu nous rejoins, tu apprendras qu’il n’y a pas de risques. Seulement des compétences et des incompétents.</text:p>
      <text:p text:style-name="P2"><text:span text:style-name="T4">Cilliannelle Crittefigiée</text:span><text:span text:style-name="T7"> </text:span>– … </text:p>
      <text:p text:style-name="P2"><text:span text:style-name="T3">Morgensoul*</text:span>– Assez parlé. Connecte toi. C’est l’heure d’aller dans la matrice !</text:p>
      <text:p text:style-name="P2"/>
      <text:p text:style-name="P8">Dans la matrice :</text:p>
      <text:p text:style-name="P7"/>
      <text:p text:style-name="P3"><text:span text:style-name="T3">Morgensoul*</text:span>– <text:span text:style-name="T8">Rappelle-toi : ton temps est limité mais chaque lumière avalée t’en rendras. <text:s/>Quand ce sera fait, le pare-feu balaiera la zone. Tu n’auras que quelques secondes pour accéder au fichier code.</text:span></text:p>
      <text:p text:style-name="P4"><text:span text:style-name="T3">Morgensoul*</text:span>– <text:span text:style-name="T8">Ça y est tu y es arrivée ! Dépêche toi d’accéder au fichier code !</text:span></text:p>
      <text:p text:style-name="P4"><text:span text:style-name="T3">Morgensoul*</text:span>– <text:span text:style-name="T8">Ne te laisse pas scanner bordel !</text:span></text:p>
      <text:p text:style-name="P4"><text:span text:style-name="T3">Morgensoul*</text:span>– <text:span text:style-name="T8">Bravo !</text:span></text:p>
      <text:p text:style-name="P4"/>
      <text:p text:style-name="P10">Message lors de la captation d’une boule jaune : « Plus que X »</text:p>
      <text:p text:style-name="P10">Message lors de la captation d’une boule bleue : «Fichier enregistrés»</text:p>
      <text:p text:style-name="P10"/>
      <text:p text:style-name="P9">Debriefing de mission : </text:p>
      <text:p text:style-name="P10"/>
      <text:p text:style-name="P4"><text:span text:style-name="T4">Cilliannelle Crittefigiée</text:span><text:span text:style-name="T7"> </text:span>– <text:span text:style-name="T8">Alors c’est bon, vous me faîtes confiance ? </text:span></text:p>
      <text:p text:style-name="P4"><text:span text:style-name="T3">Morgensoul*</text:span>– <text:span text:style-name="T8">Non. Nous savons que tu as des capacités. Les humains normaux ne donnent pas leur confiance pour cela.</text:span></text:p>
      <text:p text:style-name="P4"><text:span text:style-name="T4">Cilliannelle Crittefigiée</text:span><text:span text:style-name="T7"> </text:span>– <text:span text:style-name="T8">Vous parlez toujours comme ça aux nouveaux chez les HACKERS ? J’ai bien réussi non ?</text:span></text:p>
      <text:p text:style-name="P5"><text:span text:style-name="T3">Morgensoul* – </text:span><text:span text:style-name="T9">Oui. Je te redirige vers le chargé de l’entraînement.</text:span></text:p>
      <text:p text:style-name="P5"><text:span text:style-name="T4">Cilliannelle Crittefigiée</text:span><text:span text:style-name="T10"> </text:span><text:span text:style-name="T9">– Qui vous a chargé des missions ? </text:span></text:p>
      <text:p text:style-name="P5"><text:span text:style-name="T3">Morgensoul* – </text:span><text:span text:style-name="T9">Tu le sauras.</text:span></text:p>
      <text:p text:style-name="P5"><text:span text:style-name="T4">Cilliannelle Crittefigiée – </text:span><text:span text:style-name="T9">Nous sommes tous égaux dans l’organisation ?</text:span></text:p>
      <text:p text:style-name="P5"><text:span text:style-name="T3">Morgensoul* – </text:span><text:span text:style-name="T9">L’égalité, c’est pour les identifiants.</text:span></text:p>
      <text:p text:style-name="P11"><text:span text:style-name="T6">(</text:span><text:span text:style-name="T2">Déconnection)</text:span></text:p>
      <text:p text:style-name="P4"/>
      <text:p text:style-name="P4"><text:soft-page-break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4:18:46.961000000</meta:creation-date>
    <dc:date>2019-12-27T15:39:40.274000000</dc:date>
    <meta:editing-duration>PT1M32S</meta:editing-duration>
    <meta:editing-cycles>1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0" meta:word-count="349" meta:character-count="2147" meta:non-whitespace-character-count="1809"/>
  </office:meta>
</office:document-meta>
</file>